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ynopsis" style:family="table">
      <style:table-properties style:width="6.9271in" fo:margin-left="0in" table:align="left"/>
    </style:style>
    <style:style style:name="Synopsis.A" style:family="table-column">
      <style:table-column-properties style:column-width="1.0625in"/>
    </style:style>
    <style:style style:name="Synopsis.B" style:family="table-column">
      <style:table-column-properties style:column-width="1.5674in"/>
    </style:style>
    <style:style style:name="Synopsis.C" style:family="table-column">
      <style:table-column-properties style:column-width="2.1493in"/>
    </style:style>
    <style:style style:name="Synopsis.D" style:family="table-column">
      <style:table-column-properties style:column-width="2.1479in"/>
    </style:style>
    <style:style style:name="Synopsis.A1" style:family="table-cell">
      <style:table-cell-properties fo:padding="0.0201in" fo:border-left="0.05pt solid #000000" fo:border-right="none" fo:border-top="0.05pt solid #000000" fo:border-bottom="0.05pt solid #000000" style:writing-mode="page"/>
    </style:style>
    <style:style style:name="Synopsis.D1" style:family="table-cell">
      <style:table-cell-properties fo:padding="0.0201in" fo:border="0.05pt solid #000000" style:writing-mode="page"/>
    </style:style>
    <style:style style:name="Synopsis.A2" style:family="table-cell">
      <style:table-cell-properties fo:padding="0.0201in" fo:border-left="0.05pt solid #000000" fo:border-right="none" fo:border-top="none" fo:border-bottom="0.05pt solid #000000" style:writing-mode="page"/>
    </style:style>
    <style:style style:name="Synopsis.D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551d4" officeooo:paragraph-rsid="001551d4"/>
    </style:style>
    <style:style style:name="P2" style:family="paragraph" style:parent-style-name="Table_20_Contents">
      <style:paragraph-properties fo:text-align="center" style:justify-single-word="false"/>
      <style:text-properties officeooo:rsid="001551d4" officeooo:paragraph-rsid="001551d4"/>
    </style:style>
    <style:style style:name="P3" style:family="paragraph" style:parent-style-name="Table_20_Contents">
      <style:paragraph-properties fo:text-align="center" style:justify-single-word="false"/>
      <style:text-properties officeooo:rsid="0015d95d" officeooo:paragraph-rsid="0015d95d"/>
    </style:style>
    <style:style style:name="P4" style:family="paragraph" style:parent-style-name="Table_20_Contents">
      <style:paragraph-properties fo:text-align="center" style:justify-single-word="false"/>
      <style:text-properties officeooo:rsid="00174d8c" officeooo:paragraph-rsid="00174d8c"/>
    </style:style>
    <style:style style:name="P5" style:family="paragraph" style:parent-style-name="Table_20_Contents">
      <style:paragraph-properties fo:text-align="center" style:justify-single-word="false"/>
      <style:text-properties officeooo:rsid="001786a1" officeooo:paragraph-rsid="001786a1"/>
    </style:style>
    <style:style style:name="P6" style:family="paragraph" style:parent-style-name="Table_20_Contents">
      <style:paragraph-properties fo:text-align="center" style:justify-single-word="false"/>
      <style:text-properties officeooo:rsid="00179fac" officeooo:paragraph-rsid="00179fac"/>
    </style:style>
    <style:style style:name="P7" style:family="paragraph" style:parent-style-name="Table_20_Contents">
      <style:paragraph-properties fo:text-align="center" style:justify-single-word="false"/>
      <style:text-properties officeooo:rsid="0017b5e1" officeooo:paragraph-rsid="0017b5e1"/>
    </style:style>
    <style:style style:name="P8" style:family="paragraph" style:parent-style-name="Text_20_body">
      <style:text-properties officeooo:rsid="001551d4" officeooo:paragraph-rsid="001551d4"/>
    </style:style>
    <style:style style:name="P9" style:family="paragraph" style:parent-style-name="Text_20_body">
      <style:paragraph-properties fo:text-align="center" style:justify-single-word="false"/>
      <style:text-properties officeooo:rsid="001551d4" officeooo:paragraph-rsid="001551d4"/>
    </style:style>
    <style:style style:name="P10" style:family="paragraph" style:parent-style-name="Text_20_body">
      <style:paragraph-properties fo:text-align="center" style:justify-single-word="false"/>
      <style:text-properties officeooo:rsid="001551d4" officeooo:paragraph-rsid="0015d95d"/>
    </style:style>
    <style:style style:name="P11" style:family="paragraph" style:parent-style-name="Text_20_body">
      <style:text-properties officeooo:rsid="001551d4" officeooo:paragraph-rsid="00179fac"/>
    </style:style>
    <style:style style:name="P12" style:family="paragraph" style:parent-style-name="Text_20_body">
      <style:text-properties officeooo:rsid="00179fac" officeooo:paragraph-rsid="00179fac"/>
    </style:style>
    <style:style style:name="P13" style:family="paragraph" style:parent-style-name="Text_20_body">
      <style:text-properties officeooo:paragraph-rsid="00179fac"/>
    </style:style>
    <style:style style:name="P14" style:family="paragraph" style:parent-style-name="Text_20_body">
      <style:text-properties officeooo:rsid="0017b5e1" officeooo:paragraph-rsid="0017b5e1"/>
    </style:style>
    <style:style style:name="P15" style:family="paragraph" style:parent-style-name="Text_20_body">
      <style:text-properties officeooo:paragraph-rsid="0017b5e1"/>
    </style:style>
    <style:style style:name="T1" style:family="text">
      <style:text-properties officeooo:rsid="001786a1"/>
    </style:style>
    <style:style style:name="T2" style:family="text">
      <style:text-properties officeooo:rsid="00179fac"/>
    </style:style>
    <style:style style:name="T3" style:family="text">
      <style:text-properties style:font-name="Liberation Mono" fo:font-size="10pt" fo:font-weight="bold" officeooo:rsid="00179fac" style:font-size-asian="10pt" style:font-weight-asian="bold" style:font-size-complex="10pt" style:font-weight-complex="bold"/>
    </style:style>
    <style:style style:name="T4" style:family="text">
      <style:text-properties officeooo:rsid="0017b5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A4MP Modules</text:p>
      <text:p text:style-name="P8">This is a quick overview of the QDL modules that extend OA4MP and what they do. </text:p>
      <text:p text:style-name="P1">Synopsis</text:p>
      <table:table table:name="Synopsis" table:style-name="Synopsis">
        <table:table-column table:style-name="Synopsis.A"/>
        <table:table-column table:style-name="Synopsis.B"/>
        <table:table-column table:style-name="Synopsis.C"/>
        <table:table-column table:style-name="Synopsis.D"/>
        <table:table-row table:style-name="TableLine94782768124784">
          <table:table-cell table:style-name="Synopsis.A1" office:value-type="string">
            <text:p text:style-name="P2">Name</text:p>
          </table:table-cell>
          <table:table-cell table:style-name="Synopsis.A1" office:value-type="string">
            <text:p text:style-name="P2">Namespace</text:p>
          </table:table-cell>
          <table:table-cell table:style-name="Synopsis.A1" office:value-type="string">
            <text:p text:style-name="P2">Loader</text:p>
          </table:table-cell>
          <table:table-cell table:style-name="Synopsis.D1" office:value-type="string">
            <text:p text:style-name="P7">default variable</text:p>
          </table:table-cell>
        </table:table-row>
        <table:table-row table:style-name="TableLine94782768124784">
          <table:table-cell table:style-name="Synopsis.A2" office:value-type="string">
            <text:p text:style-name="P3">ACL</text:p>
          </table:table-cell>
          <table:table-cell table:style-name="Synopsis.A2" office:value-type="string">
            <text:p text:style-name="P9">oa2:/qdl/acl</text:p>
          </table:table-cell>
          <table:table-cell table:style-name="Synopsis.A2" office:value-type="string">
            <text:p text:style-name="P4"><text:span text:style-name="T1">oa2.</text:span>util.acl</text:p>
          </table:table-cell>
          <table:table-cell table:style-name="Synopsis.D2" office:value-type="string">
            <text:p text:style-name="P7">acl</text:p>
          </table:table-cell>
        </table:table-row>
        <table:table-row table:style-name="TableLine94782768124784">
          <table:table-cell table:style-name="Synopsis.A2" office:value-type="string">
            <text:p text:style-name="P3">JWT</text:p>
          </table:table-cell>
          <table:table-cell table:style-name="Synopsis.A2" office:value-type="string">
            <text:p text:style-name="P10">oa2:/qdl/jwt</text:p>
          </table:table-cell>
          <table:table-cell table:style-name="Synopsis.A2" office:value-type="string">
            <text:p text:style-name="P4"><text:span text:style-name="T1">oa2.</text:span>util.jwt</text:p>
          </table:table-cell>
          <table:table-cell table:style-name="Synopsis.D2" office:value-type="string">
            <text:p text:style-name="P7">jwt</text:p>
          </table:table-cell>
        </table:table-row>
        <table:table-row table:style-name="TableLine94782768124784">
          <table:table-cell table:style-name="Synopsis.A2" office:value-type="string">
            <text:p text:style-name="P3">Cla<text:span text:style-name="T1">ims</text:span></text:p>
          </table:table-cell>
          <table:table-cell table:style-name="Synopsis.A2" office:value-type="string">
            <text:p text:style-name="P10">oa2:/qdl/oidc/claims</text:p>
          </table:table-cell>
          <table:table-cell table:style-name="Synopsis.A2" office:value-type="string">
            <text:p text:style-name="P4"><text:span text:style-name="T1">oa2.</text:span>util.claims</text:p>
          </table:table-cell>
          <table:table-cell table:style-name="Synopsis.D2" office:value-type="string">
            <text:p text:style-name="P7">claims</text:p>
          </table:table-cell>
        </table:table-row>
        <table:table-row table:style-name="TableLine94782768124784">
          <table:table-cell table:style-name="Synopsis.A2" office:value-type="string">
            <text:p text:style-name="P5">Command line Client</text:p>
          </table:table-cell>
          <table:table-cell table:style-name="Synopsis.A2" office:value-type="string">
            <text:p text:style-name="P10">oa2:/qdl/oidc/client</text:p>
          </table:table-cell>
          <table:table-cell table:style-name="Synopsis.A2" office:value-type="string">
            <text:p text:style-name="P4">oa2.<text:span text:style-name="T2">client.clc</text:span></text:p>
          </table:table-cell>
          <table:table-cell table:style-name="Synopsis.D2" office:value-type="string">
            <text:p text:style-name="P7">clc</text:p>
          </table:table-cell>
        </table:table-row>
        <table:table-row table:style-name="TableLine94782768124784">
          <table:table-cell table:style-name="Synopsis.A2" office:value-type="string">
            <text:p text:style-name="P5">Client Management</text:p>
          </table:table-cell>
          <table:table-cell table:style-name="Synopsis.A2" office:value-type="string">
            <text:p text:style-name="P10">oa2:/qdl/oidc/client/manage</text:p>
          </table:table-cell>
          <table:table-cell table:style-name="Synopsis.A2" office:value-type="string">
            <text:p text:style-name="P4">oa2.<text:span text:style-name="T2">client.</text:span>cm</text:p>
          </table:table-cell>
          <table:table-cell table:style-name="Synopsis.D2" office:value-type="string">
            <text:p text:style-name="P7">cm</text:p>
          </table:table-cell>
        </table:table-row>
        <table:table-row table:style-name="TableLine94782768124784">
          <table:table-cell table:style-name="Synopsis.A2" office:value-type="string">
            <text:p text:style-name="P5"><text:span text:style-name="T4">T</text:span>est <text:span text:style-name="T4">U</text:span>til<text:span text:style-name="T4">ities</text:span></text:p>
          </table:table-cell>
          <table:table-cell table:style-name="Synopsis.A2" office:value-type="string">
            <text:p text:style-name="P10">oa2:/qdl/oidc/test/util</text:p>
          </table:table-cell>
          <table:table-cell table:style-name="Synopsis.A2" office:value-type="string">
            <text:p text:style-name="P4">oa2.<text:span text:style-name="T1">client.test_util</text:span><text:span text:style-name="T2">s</text:span></text:p>
          </table:table-cell>
          <table:table-cell table:style-name="Synopsis.D2" office:value-type="string">
            <text:p text:style-name="P7">test_utils</text:p>
          </table:table-cell>
        </table:table-row>
        <table:table-row table:style-name="TableLine94782768124784">
          <table:table-cell table:style-name="Synopsis.A2" office:value-type="string">
            <text:p text:style-name="P5"><text:span text:style-name="T2">Permission </text:span>Store</text:p>
          </table:table-cell>
          <table:table-cell table:style-name="Synopsis.A2" office:value-type="string">
            <text:p text:style-name="P10">oa2:/qdl/p_store</text:p>
          </table:table-cell>
          <table:table-cell table:style-name="Synopsis.A2" office:value-type="string">
            <text:p text:style-name="P6">oa2.client.store</text:p>
          </table:table-cell>
          <table:table-cell table:style-name="Synopsis.D2" office:value-type="string">
            <text:p text:style-name="P7">--</text:p>
          </table:table-cell>
        </table:table-row>
        <table:table-row table:style-name="TableLine94782768124784">
          <table:table-cell table:style-name="Synopsis.A2" office:value-type="string">
            <text:p text:style-name="P5">Store<text:span text:style-name="T2">s</text:span></text:p>
          </table:table-cell>
          <table:table-cell table:style-name="Synopsis.A2" office:value-type="string">
            <text:p text:style-name="P10">oa2:/qdl/store</text:p>
          </table:table-cell>
          <table:table-cell table:style-name="Synopsis.A2" office:value-type="string">
            <text:p text:style-name="P6">oa2.client.store</text:p>
          </table:table-cell>
          <table:table-cell table:style-name="Synopsis.D2" office:value-type="string">
            <text:p text:style-name="P6">--</text:p>
          </table:table-cell>
        </table:table-row>
      </table:table>
      <text:p text:style-name="P8"/>
      <text:h text:style-name="Heading_20_2" text:outline-level="2"><text:s/><text:span text:style-name="T2">Descriptions</text:span></text:h>
      <text:p text:style-name="Heading">ACL</text:p>
      <text:p text:style-name="P12">Access Control Lists for OA4MP scripts. </text:p>
      <text:p text:style-name="Heading">JWT</text:p>
      <text:p text:style-name="P12">JSON web Token utilities. These allow for creating JWTs from stems, signing and validating. You can also create signing keys.</text:p>
      <text:p text:style-name="Heading">Claims</text:p>
      <text:p text:style-name="P13"><text:span text:style-name="T2">OA4MP utilities for working with claims. The major functions are </text:span><text:span text:style-name="T3">get_claims, new_template </text:span>and<text:span text:style-name="T3"> create_sources</text:span><text:span text:style-name="T2"> Largely this is documented in <text:s/></text:span><text:a xlink:type="simple" xlink:href="https://oa4mp.org/pdf/creating_claim_sources2.pdf" text:style-name="Internet_20_link" text:visited-style-name="Visited_20_Internet_20_Link"><text:span text:style-name="T4">creating claims sources </text:span></text:a><text:span text:style-name="T4">and </text:span><text:a xlink:type="simple" xlink:href="https://oa4mp.org/pdf/claim_source_examples.pdf" text:style-name="Internet_20_link" text:visited-style-name="Visited_20_Internet_20_Link"><text:span text:style-name="T4">claim source examples</text:span></text:a></text:p>
      <text:p text:style-name="Heading"><text:soft-page-break/>Command Line Client</text:p>
      <text:p text:style-name="P14">The fully functional command line client. It allows you to write your own OAuth2 client in QDL, for instance.</text:p>
      <text:p text:style-name="Heading">Client Management</text:p>
      <text:p text:style-name="P15"><text:span text:style-name="T4">A set of tools that allow you to manage (all CRUD operations) your clients on an OA4MP server using the client management API</text:span></text:p>
      <text:p text:style-name="Heading">Test Util<text:span text:style-name="T4">itie</text:span>s</text:p>
      <text:p text:style-name="P14">Mostly used for writing tests. This exposes the logic the server uses for computing lifetimes of various tokens. Since the logic can be quite complex, requring the server default, client defaults, configuration overrides and specific request overrides, it is of limited use outside of testing.</text:p>
      <text:p text:style-name="Heading">Permission Store</text:p>
      <text:p text:style-name="P15"><text:span text:style-name="T4">Permissions are types of stores, but require some special handling. This (there is one per OA4MP instance) is not automatically imported at system start. </text:span></text:p>
      <text:p text:style-name="Heading">Stores</text:p>
      <text:p text:style-name="P14">Access to the stores on an OA4MP server. These are not imported initially since an instance typically refers to a component, such as transactions, clients, admin clients etc. Import these and configure as needed.</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30T07:27:39.292107096</meta:creation-date>
    <dc:date>2024-05-30T10:02:37.596907204</dc:date>
    <meta:editing-duration>PT42M26S</meta:editing-duration>
    <meta:editing-cycles>3</meta:editing-cycles>
    <meta:generator>LibreOffice/6.4.7.2$Linux_X86_64 LibreOffice_project/40$Build-2</meta:generator>
    <meta:document-statistic meta:table-count="1" meta:image-count="0" meta:object-count="0" meta:page-count="2" meta:paragraph-count="56" meta:word-count="272" meta:character-count="1858" meta:non-whitespace-character-count="1637"/>
  </office:meta>
</office:document-meta>
</file>